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ackground-color="#ccff00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Menlo-Regular" fo:font-size="11pt" fo:language="en" fo:country="US" style:font-name-asian="Menlo-Regular" style:font-size-asian="11pt" style:language-asian="en" style:country-asian="US" style:font-name-complex="Menlo-Regular" style:font-size-complex="11pt" style:language-complex="en" style:country-complex="U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5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Consensus </text:p>
            <text:p>Distance (hours)</text:p>
          </table:table-cell>
          <table:table-cell table:style-name="ce1" office:value-type="string" calcext:value-type="string">
            <text:p>Diff size</text:p>
          </table:table-cell>
          <table:table-cell table:style-name="ce1" office:value-type="string" calcext:value-type="string">
            <text:p>Diff size (gz)</text:p>
          </table:table-cell>
          <table:table-cell table:style-name="ce1" office:value-type="string" calcext:value-type="string">
            <text:p>Diff size (xz)</text:p>
          </table:table-cell>
          <table:table-cell table:style-name="ce1" office:value-type="string" calcext:value-type="string">
            <text:p>Smoothed bw</text:p>
            <text:p> Diff</text:p>
          </table:table-cell>
          <table:table-cell table:style-name="ce1" office:value-type="string" calcext:value-type="string">
            <text:p>smoothed bw </text:p>
            <text:p>(gz)</text:p>
          </table:table-cell>
          <table:table-cell table:style-name="ce1" office:value-type="string" calcext:value-type="string">
            <text:p>Smoothed bw </text:p>
            <text:p>(xz)</text:p>
          </table:table-cell>
          <table:table-cell table:style-name="ce3" office:value-type="string" calcext:value-type="string">
            <text:p>bw savings</text:p>
            <text:p> (gz)</text:p>
          </table:table-cell>
          <table:table-cell table:style-name="ce3" office:value-type="string" calcext:value-type="string">
            <text:p>bw savings</text:p>
            <text:p> (xz)</text:p>
          </table:table-cell>
          <table:table-cell table:style-name="ce1" office:value-type="string" calcext:value-type="string">
            <text:p>Smoothed</text:p>
            <text:p>Pub-time diff</text:p>
          </table:table-cell>
          <table:table-cell table:style-name="ce1" office:value-type="string" calcext:value-type="string">
            <text:p>Smoothed</text:p>
            <text:p>Pub-time (gz)</text:p>
          </table:table-cell>
          <table:table-cell table:style-name="ce1" office:value-type="string" calcext:value-type="string">
            <text:p>Smoothed</text:p>
            <text:p>Pub-time (xz)</text:p>
          </table:table-cell>
          <table:table-cell table:style-name="ce3" office:value-type="string" calcext:value-type="string">
            <text:p>Pub-time</text:p>
            <text:p>Savings (gz)</text:p>
          </table:table-cell>
          <table:table-cell table:style-name="ce3" office:value-type="string" calcext:value-type="string">
            <text:p>Pub-time</text:p>
            <text:p>Savings (xz)</text:p>
          </table:table-cell>
          <table:table-cell table:style-name="ce1" office:value-type="string" calcext:value-type="string">
            <text:p>Const pub-time</text:p>
            <text:p>Diff</text:p>
          </table:table-cell>
          <table:table-cell table:style-name="ce1" office:value-type="string" calcext:value-type="string">
            <text:p>Const pub-time </text:p>
            <text:p>(gz)</text:p>
          </table:table-cell>
          <table:table-cell table:style-name="ce1" office:value-type="string" calcext:value-type="string">
            <text:p>Const pub-time</text:p>
            <text:p>(xz)</text:p>
          </table:table-cell>
          <table:table-cell table:style-name="ce3" office:value-type="string" calcext:value-type="string">
            <text:p>Pub-time</text:p>
            <text:p>Savings (gz)</text:p>
          </table:table-cell>
          <table:table-cell table:style-name="ce3" office:value-type="string" calcext:value-type="string">
            <text:p>Pub-time</text:p>
            <text:p>Savings (xz)</text:p>
          </table:table-cell>
          <table:table-cell table:style-name="ce1" table:number-columns-repeated="1005"/>
        </table:table-row>
        <table:table-row table:style-name="ro2">
          <table:table-cell table:style-name="ce2" office:value-type="string" calcext:value-type="string">
            <text:p>1:</text:p>
          </table:table-cell>
          <table:table-cell office:value-type="float" office:value="90115" calcext:value-type="float">
            <text:p>90115</text:p>
          </table:table-cell>
          <table:table-cell office:value-type="float" office:value="38177" calcext:value-type="float">
            <text:p>38177</text:p>
          </table:table-cell>
          <table:table-cell office:value-type="float" office:value="34849" calcext:value-type="float">
            <text:p>34849</text:p>
          </table:table-cell>
          <table:table-cell office:value-type="float" office:value="71904" calcext:value-type="float">
            <text:p>71904</text:p>
          </table:table-cell>
          <table:table-cell office:value-type="float" office:value="33196" calcext:value-type="float">
            <text:p>33196</text:p>
          </table:table-cell>
          <table:table-cell office:value-type="float" office:value="31118" calcext:value-type="float">
            <text:p>31118</text:p>
          </table:table-cell>
          <table:table-cell table:style-name="ce4" table:formula="of:=(1 - [.F2]/[.C2])" office:value-type="percentage" office:value="0.130471226130917" calcext:value-type="percentage">
            <text:p>13.05%</text:p>
          </table:table-cell>
          <table:table-cell table:style-name="ce4" table:formula="of:=1-[.G2]/[.D2]" office:value-type="percentage" office:value="0.107061895606761" calcext:value-type="percentage">
            <text:p>10.71%</text:p>
          </table:table-cell>
          <table:table-cell office:value-type="float" office:value="92413" calcext:value-type="float">
            <text:p>92413</text:p>
          </table:table-cell>
          <table:table-cell office:value-type="float" office:value="36209" calcext:value-type="float">
            <text:p>36209</text:p>
          </table:table-cell>
          <table:table-cell office:value-type="float" office:value="32428" calcext:value-type="float">
            <text:p>32428</text:p>
          </table:table-cell>
          <table:table-cell table:style-name="ce4" table:formula="of:=1 - [.K2]/[.C2]" office:value-type="percentage" office:value="0.0515493621814181" calcext:value-type="percentage">
            <text:p>5.15%</text:p>
          </table:table-cell>
          <table:table-cell table:style-name="ce4" table:formula="of:=1 - [.L2]/[.D2]" office:value-type="percentage" office:value="0.0694711469482625" calcext:value-type="percentage">
            <text:p>6.95%</text:p>
          </table:table-cell>
          <table:table-cell office:value-type="float" office:value="49666" calcext:value-type="float">
            <text:p>49666</text:p>
          </table:table-cell>
          <table:table-cell office:value-type="float" office:value="16554" calcext:value-type="float">
            <text:p>16554</text:p>
          </table:table-cell>
          <table:table-cell office:value-type="float" office:value="14701" calcext:value-type="float">
            <text:p>14701</text:p>
          </table:table-cell>
          <table:table-cell table:style-name="ce4" table:formula="of:=1- [.P2]/[.C2]" office:value-type="percentage" office:value="0.566388139455693" calcext:value-type="percentage">
            <text:p>56.64%</text:p>
          </table:table-cell>
          <table:table-cell table:style-name="ce4" table:formula="of:= 1 - [.Q2]/[.D2]" office:value-type="percentage" office:value="0.578151453413297" calcext:value-type="percentage">
            <text:p>57.82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2:</text:p>
          </table:table-cell>
          <table:table-cell office:value-type="float" office:value="155714" calcext:value-type="float">
            <text:p>155714</text:p>
          </table:table-cell>
          <table:table-cell office:value-type="float" office:value="66955" calcext:value-type="float">
            <text:p>66955</text:p>
          </table:table-cell>
          <table:table-cell office:value-type="float" office:value="60792" calcext:value-type="float">
            <text:p>60792</text:p>
          </table:table-cell>
          <table:table-cell office:value-type="float" office:value="132015" calcext:value-type="float">
            <text:p>132015</text:p>
          </table:table-cell>
          <table:table-cell office:value-type="float" office:value="60232" calcext:value-type="float">
            <text:p>60232</text:p>
          </table:table-cell>
          <table:table-cell office:value-type="float" office:value="55767" calcext:value-type="float">
            <text:p>55767</text:p>
          </table:table-cell>
          <table:table-cell table:style-name="ce4" table:formula="of:=(1 - [.F3]/[.C3])" office:value-type="percentage" office:value="0.100410723620342" calcext:value-type="percentage">
            <text:p>10.04%</text:p>
          </table:table-cell>
          <table:table-cell table:style-name="ce4" table:formula="of:=1-[.G3]/[.D3]" office:value-type="percentage" office:value="0.0826589024871693" calcext:value-type="percentage">
            <text:p>8.27%</text:p>
          </table:table-cell>
          <table:table-cell office:value-type="float" office:value="161679" calcext:value-type="float">
            <text:p>161679</text:p>
          </table:table-cell>
          <table:table-cell office:value-type="float" office:value="64192" calcext:value-type="float">
            <text:p>64192</text:p>
          </table:table-cell>
          <table:table-cell office:value-type="float" office:value="57464" calcext:value-type="float">
            <text:p>57464</text:p>
          </table:table-cell>
          <table:table-cell table:style-name="ce4" table:formula="of:=1 - [.K3]/[.C3]" office:value-type="percentage" office:value="0.0412665222910911" calcext:value-type="percentage">
            <text:p>4.13%</text:p>
          </table:table-cell>
          <table:table-cell table:style-name="ce4" table:formula="of:=1 - [.L3]/[.D3]" office:value-type="percentage" office:value="0.0547440452691144" calcext:value-type="percentage">
            <text:p>5.47%</text:p>
          </table:table-cell>
          <table:table-cell office:value-type="float" office:value="76883" calcext:value-type="float">
            <text:p>76883</text:p>
          </table:table-cell>
          <table:table-cell office:value-type="float" office:value="24992" calcext:value-type="float">
            <text:p>24992</text:p>
          </table:table-cell>
          <table:table-cell office:value-type="float" office:value="22108" calcext:value-type="float">
            <text:p>22108</text:p>
          </table:table-cell>
          <table:table-cell table:style-name="ce4" table:formula="of:=1- [.P3]/[.C3]" office:value-type="percentage" office:value="0.626734373833172" calcext:value-type="percentage">
            <text:p>62.67%</text:p>
          </table:table-cell>
          <table:table-cell table:style-name="ce4" table:formula="of:= 1 - [.Q3]/[.D3]" office:value-type="percentage" office:value="0.636333728122121" calcext:value-type="percentage">
            <text:p>63.63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3:</text:p>
          </table:table-cell>
          <table:table-cell office:value-type="float" office:value="213832" calcext:value-type="float">
            <text:p>213832</text:p>
          </table:table-cell>
          <table:table-cell office:value-type="float" office:value="93502" calcext:value-type="float">
            <text:p>93502</text:p>
          </table:table-cell>
          <table:table-cell office:value-type="float" office:value="84620" calcext:value-type="float">
            <text:p>84620</text:p>
          </table:table-cell>
          <table:table-cell office:value-type="float" office:value="188059" calcext:value-type="float">
            <text:p>188059</text:p>
          </table:table-cell>
          <table:table-cell office:value-type="float" office:value="85911" calcext:value-type="float">
            <text:p>85911</text:p>
          </table:table-cell>
          <table:table-cell office:value-type="float" office:value="78966" calcext:value-type="float">
            <text:p>78966</text:p>
          </table:table-cell>
          <table:table-cell table:style-name="ce4" table:formula="of:=(1 - [.F4]/[.C4])" office:value-type="percentage" office:value="0.0811854291886804" calcext:value-type="percentage">
            <text:p>8.12%</text:p>
          </table:table-cell>
          <table:table-cell table:style-name="ce4" table:formula="of:=1-[.G4]/[.D4]" office:value-type="percentage" office:value="0.0668163554715198" calcext:value-type="percentage">
            <text:p>6.68%</text:p>
          </table:table-cell>
          <table:table-cell office:value-type="float" office:value="223968" calcext:value-type="float">
            <text:p>223968</text:p>
          </table:table-cell>
          <table:table-cell office:value-type="float" office:value="90336" calcext:value-type="float">
            <text:p>90336</text:p>
          </table:table-cell>
          <table:table-cell office:value-type="float" office:value="80953" calcext:value-type="float">
            <text:p>80953</text:p>
          </table:table-cell>
          <table:table-cell table:style-name="ce4" table:formula="of:=1 - [.K4]/[.C4]" office:value-type="percentage" office:value="0.0338602382836731" calcext:value-type="percentage">
            <text:p>3.39%</text:p>
          </table:table-cell>
          <table:table-cell table:style-name="ce4" table:formula="of:=1 - [.L4]/[.D4]" office:value-type="percentage" office:value="0.0433349090049634" calcext:value-type="percentage">
            <text:p>4.33%</text:p>
          </table:table-cell>
          <table:table-cell office:value-type="float" office:value="97582" calcext:value-type="float">
            <text:p>97582</text:p>
          </table:table-cell>
          <table:table-cell office:value-type="float" office:value="31698" calcext:value-type="float">
            <text:p>31698</text:p>
          </table:table-cell>
          <table:table-cell office:value-type="float" office:value="28083" calcext:value-type="float">
            <text:p>28083</text:p>
          </table:table-cell>
          <table:table-cell table:style-name="ce4" table:formula="of:=1- [.P4]/[.C4]" office:value-type="percentage" office:value="0.660991208744198" calcext:value-type="percentage">
            <text:p>66.10%</text:p>
          </table:table-cell>
          <table:table-cell table:style-name="ce4" table:formula="of:= 1 - [.Q4]/[.D4]" office:value-type="percentage" office:value="0.668128102103522" calcext:value-type="percentage">
            <text:p>66.81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4:</text:p>
          </table:table-cell>
          <table:table-cell office:value-type="float" office:value="268311" calcext:value-type="float">
            <text:p>268311</text:p>
          </table:table-cell>
          <table:table-cell office:value-type="float" office:value="118959" calcext:value-type="float">
            <text:p>118959</text:p>
          </table:table-cell>
          <table:table-cell office:value-type="float" office:value="107344" calcext:value-type="float">
            <text:p>107344</text:p>
          </table:table-cell>
          <table:table-cell office:value-type="float" office:value="241768" calcext:value-type="float">
            <text:p>241768</text:p>
          </table:table-cell>
          <table:table-cell office:value-type="float" office:value="110856" calcext:value-type="float">
            <text:p>110856</text:p>
          </table:table-cell>
          <table:table-cell office:value-type="float" office:value="101331" calcext:value-type="float">
            <text:p>101331</text:p>
          </table:table-cell>
          <table:table-cell table:style-name="ce4" table:formula="of:=(1 - [.F5]/[.C5])" office:value-type="percentage" office:value="0.0681159054800393" calcext:value-type="percentage">
            <text:p>6.81%</text:p>
          </table:table-cell>
          <table:table-cell table:style-name="ce4" table:formula="of:=1-[.G5]/[.D5]" office:value-type="percentage" office:value="0.0560161723058578" calcext:value-type="percentage">
            <text:p>5.60%</text:p>
          </table:table-cell>
          <table:table-cell office:value-type="float" office:value="282773" calcext:value-type="float">
            <text:p>282773</text:p>
          </table:table-cell>
          <table:table-cell office:value-type="float" office:value="115552" calcext:value-type="float">
            <text:p>115552</text:p>
          </table:table-cell>
          <table:table-cell office:value-type="float" office:value="103623" calcext:value-type="float">
            <text:p>103623</text:p>
          </table:table-cell>
          <table:table-cell table:style-name="ce4" table:formula="of:=1 - [.K5]/[.C5]" office:value-type="percentage" office:value="0.0286401197051085" calcext:value-type="percentage">
            <text:p>2.86%</text:p>
          </table:table-cell>
          <table:table-cell table:style-name="ce4" table:formula="of:=1 - [.L5]/[.D5]" office:value-type="percentage" office:value="0.0346642569682516" calcext:value-type="percentage">
            <text:p>3.47%</text:p>
          </table:table-cell>
          <table:table-cell office:value-type="float" office:value="115210" calcext:value-type="float">
            <text:p>115210</text:p>
          </table:table-cell>
          <table:table-cell office:value-type="float" office:value="37601" calcext:value-type="float">
            <text:p>37601</text:p>
          </table:table-cell>
          <table:table-cell office:value-type="float" office:value="33368" calcext:value-type="float">
            <text:p>33368</text:p>
          </table:table-cell>
          <table:table-cell table:style-name="ce4" table:formula="of:=1- [.P5]/[.C5]" office:value-type="percentage" office:value="0.683916307299153" calcext:value-type="percentage">
            <text:p>68.39%</text:p>
          </table:table-cell>
          <table:table-cell table:style-name="ce4" table:formula="of:= 1 - [.Q5]/[.D5]" office:value-type="percentage" office:value="0.6891489044567" calcext:value-type="percentage">
            <text:p>68.91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5:</text:p>
          </table:table-cell>
          <table:table-cell office:value-type="float" office:value="320305" calcext:value-type="float">
            <text:p>320305</text:p>
          </table:table-cell>
          <table:table-cell office:value-type="float" office:value="143450" calcext:value-type="float">
            <text:p>143450</text:p>
          </table:table-cell>
          <table:table-cell office:value-type="float" office:value="129219" calcext:value-type="float">
            <text:p>129219</text:p>
          </table:table-cell>
          <table:table-cell office:value-type="float" office:value="293605" calcext:value-type="float">
            <text:p>293605</text:p>
          </table:table-cell>
          <table:table-cell office:value-type="float" office:value="135089" calcext:value-type="float">
            <text:p>135089</text:p>
          </table:table-cell>
          <table:table-cell office:value-type="float" office:value="122977" calcext:value-type="float">
            <text:p>122977</text:p>
          </table:table-cell>
          <table:table-cell table:style-name="ce4" table:formula="of:=(1 - [.F6]/[.C6])" office:value-type="percentage" office:value="0.0582851167654235" calcext:value-type="percentage">
            <text:p>5.83%</text:p>
          </table:table-cell>
          <table:table-cell table:style-name="ce4" table:formula="of:=1-[.G6]/[.D6]" office:value-type="percentage" office:value="0.0483055897352557" calcext:value-type="percentage">
            <text:p>4.83%</text:p>
          </table:table-cell>
          <table:table-cell office:value-type="float" office:value="339750" calcext:value-type="float">
            <text:p>339750</text:p>
          </table:table-cell>
          <table:table-cell office:value-type="float" office:value="140292" calcext:value-type="float">
            <text:p>140292</text:p>
          </table:table-cell>
          <table:table-cell office:value-type="float" office:value="125874" calcext:value-type="float">
            <text:p>125874</text:p>
          </table:table-cell>
          <table:table-cell table:style-name="ce4" table:formula="of:=1 - [.K6]/[.C6]" office:value-type="percentage" office:value="0.0220146392471244" calcext:value-type="percentage">
            <text:p>2.20%</text:p>
          </table:table-cell>
          <table:table-cell table:style-name="ce4" table:formula="of:=1 - [.L6]/[.D6]" office:value-type="percentage" office:value="0.0258862860724816" calcext:value-type="percentage">
            <text:p>2.59%</text:p>
          </table:table-cell>
          <table:table-cell office:value-type="float" office:value="131377" calcext:value-type="float">
            <text:p>131377</text:p>
          </table:table-cell>
          <table:table-cell office:value-type="float" office:value="43157" calcext:value-type="float">
            <text:p>43157</text:p>
          </table:table-cell>
          <table:table-cell office:value-type="float" office:value="38355" calcext:value-type="float">
            <text:p>38355</text:p>
          </table:table-cell>
          <table:table-cell table:style-name="ce4" table:formula="of:=1- [.P6]/[.C6]" office:value-type="percentage" office:value="0.699149529452771" calcext:value-type="percentage">
            <text:p>69.91%</text:p>
          </table:table-cell>
          <table:table-cell table:style-name="ce4" table:formula="of:= 1 - [.Q6]/[.D6]" office:value-type="percentage" office:value="0.703178325168899" calcext:value-type="percentage">
            <text:p>70.32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6:</text:p>
          </table:table-cell>
          <table:table-cell office:value-type="float" office:value="370124" calcext:value-type="float">
            <text:p>370124</text:p>
          </table:table-cell>
          <table:table-cell office:value-type="float" office:value="167136" calcext:value-type="float">
            <text:p>167136</text:p>
          </table:table-cell>
          <table:table-cell office:value-type="float" office:value="150346" calcext:value-type="float">
            <text:p>150346</text:p>
          </table:table-cell>
          <table:table-cell office:value-type="float" office:value="343712" calcext:value-type="float">
            <text:p>343712</text:p>
          </table:table-cell>
          <table:table-cell office:value-type="float" office:value="158659" calcext:value-type="float">
            <text:p>158659</text:p>
          </table:table-cell>
          <table:table-cell office:value-type="float" office:value="144015" calcext:value-type="float">
            <text:p>144015</text:p>
          </table:table-cell>
          <table:table-cell table:style-name="ce4" table:formula="of:=(1 - [.F7]/[.C7])" office:value-type="percentage" office:value="0.0507191748037527" calcext:value-type="percentage">
            <text:p>5.07%</text:p>
          </table:table-cell>
          <table:table-cell table:style-name="ce4" table:formula="of:=1-[.G7]/[.D7]" office:value-type="percentage" office:value="0.042109534008221" calcext:value-type="percentage">
            <text:p>4.21%</text:p>
          </table:table-cell>
          <table:table-cell office:value-type="float" office:value="394893" calcext:value-type="float">
            <text:p>394893</text:p>
          </table:table-cell>
          <table:table-cell office:value-type="float" office:value="164508" calcext:value-type="float">
            <text:p>164508</text:p>
          </table:table-cell>
          <table:table-cell office:value-type="float" office:value="147663" calcext:value-type="float">
            <text:p>147663</text:p>
          </table:table-cell>
          <table:table-cell table:style-name="ce4" table:formula="of:=1 - [.K7]/[.C7]" office:value-type="percentage" office:value="0.0157237219988512" calcext:value-type="percentage">
            <text:p>1.57%</text:p>
          </table:table-cell>
          <table:table-cell table:style-name="ce4" table:formula="of:=1 - [.L7]/[.D7]" office:value-type="percentage" office:value="0.0178455030396552" calcext:value-type="percentage">
            <text:p>1.78%</text:p>
          </table:table-cell>
          <table:table-cell office:value-type="float" office:value="145999" calcext:value-type="float">
            <text:p>145999</text:p>
          </table:table-cell>
          <table:table-cell office:value-type="float" office:value="48270" calcext:value-type="float">
            <text:p>48270</text:p>
          </table:table-cell>
          <table:table-cell office:value-type="float" office:value="42978" calcext:value-type="float">
            <text:p>42978</text:p>
          </table:table-cell>
          <table:table-cell table:style-name="ce4" table:formula="of:=1- [.P7]/[.C7]" office:value-type="percentage" office:value="0.711193279724296" calcext:value-type="percentage">
            <text:p>71.12%</text:p>
          </table:table-cell>
          <table:table-cell table:style-name="ce4" table:formula="of:= 1 - [.Q7]/[.D7]" office:value-type="percentage" office:value="0.714139385151584" calcext:value-type="percentage">
            <text:p>71.41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12:</text:p>
          </table:table-cell>
          <table:table-cell office:value-type="float" office:value="625311" calcext:value-type="float">
            <text:p>625311</text:p>
          </table:table-cell>
          <table:table-cell office:value-type="float" office:value="291354" calcext:value-type="float">
            <text:p>291354</text:p>
          </table:table-cell>
          <table:table-cell office:value-type="float" office:value="260180" calcext:value-type="float">
            <text:p>260180</text:p>
          </table:table-cell>
          <table:table-cell office:value-type="float" office:value="601447" calcext:value-type="float">
            <text:p>601447</text:p>
          </table:table-cell>
          <table:table-cell office:value-type="float" office:value="282676" calcext:value-type="float">
            <text:p>282676</text:p>
          </table:table-cell>
          <table:table-cell office:value-type="float" office:value="253883" calcext:value-type="float">
            <text:p>253883</text:p>
          </table:table-cell>
          <table:table-cell table:style-name="ce4" table:formula="of:=(1 - [.F8]/[.C8])" office:value-type="percentage" office:value="0.0297850724548144" calcext:value-type="percentage">
            <text:p>2.98%</text:p>
          </table:table-cell>
          <table:table-cell table:style-name="ce4" table:formula="of:=1-[.G8]/[.D8]" office:value-type="percentage" office:value="0.0242024752094704" calcext:value-type="percentage">
            <text:p>2.42%</text:p>
          </table:table-cell>
          <table:table-cell office:value-type="float" office:value="699809" calcext:value-type="float">
            <text:p>699809</text:p>
          </table:table-cell>
          <table:table-cell office:value-type="float" office:value="302435" calcext:value-type="float">
            <text:p>302435</text:p>
          </table:table-cell>
          <table:table-cell office:value-type="float" office:value="271507" calcext:value-type="float">
            <text:p>271507</text:p>
          </table:table-cell>
          <table:table-cell table:style-name="ce4" table:formula="of:=1 - [.K8]/[.C8]" office:value-type="percentage" office:value="-0.0380327711306521" calcext:value-type="percentage">
            <text:p>-3.80%</text:p>
          </table:table-cell>
          <table:table-cell table:style-name="ce4" table:formula="of:=1 - [.L8]/[.D8]" office:value-type="percentage" office:value="-0.043535244830502" calcext:value-type="percentage">
            <text:p>-4.35%</text:p>
          </table:table-cell>
          <table:table-cell office:value-type="float" office:value="211805" calcext:value-type="float">
            <text:p>211805</text:p>
          </table:table-cell>
          <table:table-cell office:value-type="float" office:value="72691" calcext:value-type="float">
            <text:p>72691</text:p>
          </table:table-cell>
          <table:table-cell office:value-type="float" office:value="65082" calcext:value-type="float">
            <text:p>65082</text:p>
          </table:table-cell>
          <table:table-cell table:style-name="ce4" table:formula="of:=1- [.P8]/[.C8]" office:value-type="percentage" office:value="0.750506256993211" calcext:value-type="percentage">
            <text:p>75.05%</text:p>
          </table:table-cell>
          <table:table-cell table:style-name="ce4" table:formula="of:= 1 - [.Q8]/[.D8]" office:value-type="percentage" office:value="0.749857790760243" calcext:value-type="percentage">
            <text:p>74.99%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18:</text:p>
          </table:table-cell>
          <table:table-cell office:value-type="float" office:value="850511" calcext:value-type="float">
            <text:p>850511</text:p>
          </table:table-cell>
          <table:table-cell office:value-type="float" office:value="404008" calcext:value-type="float">
            <text:p>404008</text:p>
          </table:table-cell>
          <table:table-cell office:value-type="float" office:value="358409" calcext:value-type="float">
            <text:p>358409</text:p>
          </table:table-cell>
          <table:table-cell office:value-type="float" office:value="828722" calcext:value-type="float">
            <text:p>828722</text:p>
          </table:table-cell>
          <table:table-cell office:value-type="float" office:value="395329" calcext:value-type="float">
            <text:p>395329</text:p>
          </table:table-cell>
          <table:table-cell office:value-type="float" office:value="352694" calcext:value-type="float">
            <text:p>352694</text:p>
          </table:table-cell>
          <table:table-cell table:style-name="ce4" table:formula="of:=(1 - [.F9]/[.C9])" office:value-type="percentage" office:value="0.0214822478762797" calcext:value-type="percentage">
            <text:p>2.15%</text:p>
          </table:table-cell>
          <table:table-cell table:style-name="ce4" table:formula="of:=1-[.G9]/[.D9]" office:value-type="percentage" office:value="0.0159454701193329" calcext:value-type="percentage">
            <text:p>1.59%</text:p>
          </table:table-cell>
          <table:table-cell office:value-type="float" office:value="851534" calcext:value-type="float">
            <text:p>851534</text:p>
          </table:table-cell>
          <table:table-cell office:value-type="float" office:value="372937" calcext:value-type="float">
            <text:p>372937</text:p>
          </table:table-cell>
          <table:table-cell office:value-type="float" office:value="334572" calcext:value-type="float">
            <text:p>334572</text:p>
          </table:table-cell>
          <table:table-cell table:style-name="ce4" table:formula="of:=1 - [.K9]/[.C9]" office:value-type="percentage" office:value="0.0769068929328132" calcext:value-type="percentage">
            <text:p>7.69%</text:p>
          </table:table-cell>
          <table:table-cell table:style-name="ce4" table:formula="of:=1 - [.L9]/[.D9]" office:value-type="percentage" office:value="0.0665078164889833" calcext:value-type="percentage">
            <text:p>6.65%</text:p>
          </table:table-cell>
          <table:table-cell office:value-type="float" office:value="255412" calcext:value-type="float">
            <text:p>255412</text:p>
          </table:table-cell>
          <table:table-cell office:value-type="float" office:value="90850" calcext:value-type="float">
            <text:p>90850</text:p>
          </table:table-cell>
          <table:table-cell table:style-name="ce7" office:value-type="float" office:value="81493" calcext:value-type="float">
            <text:p>81493</text:p>
          </table:table-cell>
          <table:table-cell table:style-name="ce4" table:formula="of:=1- [.P9]/[.C9]" office:value-type="percentage" office:value="0.775128215282866" calcext:value-type="percentage">
            <text:p>77.51%</text:p>
          </table:table-cell>
          <table:table-cell table:style-name="ce4" table:formula="of:= 1 - [.Q9]/[.D9]" office:value-type="percentage" office:value="0.772625687412984" calcext:value-type="percentage">
            <text:p>77.26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24:</text:p>
          </table:table-cell>
          <table:table-cell office:value-type="float" office:value="874505" calcext:value-type="float">
            <text:p>874505</text:p>
          </table:table-cell>
          <table:table-cell office:value-type="float" office:value="416663" calcext:value-type="float">
            <text:p>416663</text:p>
          </table:table-cell>
          <table:table-cell office:value-type="float" office:value="369577" calcext:value-type="float">
            <text:p>369577</text:p>
          </table:table-cell>
          <table:table-cell office:value-type="float" office:value="853732" calcext:value-type="float">
            <text:p>853732</text:p>
          </table:table-cell>
          <table:table-cell office:value-type="float" office:value="407987" calcext:value-type="float">
            <text:p>407987</text:p>
          </table:table-cell>
          <table:table-cell office:value-type="float" office:value="364012" calcext:value-type="float">
            <text:p>364012</text:p>
          </table:table-cell>
          <table:table-cell table:style-name="ce4" table:formula="of:=(1 - [.F10]/[.C10])" office:value-type="percentage" office:value="0.0208225832387325" calcext:value-type="percentage">
            <text:p>2.08%</text:p>
          </table:table-cell>
          <table:table-cell table:style-name="ce4" table:formula="of:=1-[.G10]/[.D10]" office:value-type="percentage" office:value="0.0150577552174513" calcext:value-type="percentage">
            <text:p>1.51%</text:p>
          </table:table-cell>
          <table:table-cell office:value-type="float" office:value="874506" calcext:value-type="float">
            <text:p>874506</text:p>
          </table:table-cell>
          <table:table-cell office:value-type="float" office:value="384982" calcext:value-type="float">
            <text:p>384982</text:p>
          </table:table-cell>
          <table:table-cell office:value-type="float" office:value="345219" calcext:value-type="float">
            <text:p>345219</text:p>
          </table:table-cell>
          <table:table-cell table:style-name="ce4" table:formula="of:=1 - [.K10]/[.C10]" office:value-type="percentage" office:value="0.0760350691086081" calcext:value-type="percentage">
            <text:p>7.60%</text:p>
          </table:table-cell>
          <table:table-cell table:style-name="ce4" table:formula="of:=1 - [.L10]/[.D10]" office:value-type="percentage" office:value="0.0659077810578039" calcext:value-type="percentage">
            <text:p>6.59%</text:p>
          </table:table-cell>
          <table:table-cell office:value-type="float" office:value="286650" calcext:value-type="float">
            <text:p>286650</text:p>
          </table:table-cell>
          <table:table-cell office:value-type="float" office:value="105621" calcext:value-type="float">
            <text:p>105621</text:p>
          </table:table-cell>
          <table:table-cell office:value-type="float" office:value="94906" calcext:value-type="float">
            <text:p>94906</text:p>
          </table:table-cell>
          <table:table-cell table:style-name="ce4" table:formula="of:=1- [.P10]/[.C10]" office:value-type="percentage" office:value="0.746507369264849" calcext:value-type="percentage">
            <text:p>74.65%</text:p>
          </table:table-cell>
          <table:table-cell table:style-name="ce4" table:formula="of:= 1 - [.Q10]/[.D10]" office:value-type="percentage" office:value="0.743203716681503" calcext:value-type="percentage">
            <text:p>74.32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30:</text:p>
          </table:table-cell>
          <table:table-cell office:value-type="float" office:value="910633" calcext:value-type="float">
            <text:p>910633</text:p>
          </table:table-cell>
          <table:table-cell office:value-type="float" office:value="431240" calcext:value-type="float">
            <text:p>431240</text:p>
          </table:table-cell>
          <table:table-cell office:value-type="float" office:value="382754" calcext:value-type="float">
            <text:p>382754</text:p>
          </table:table-cell>
          <table:table-cell office:value-type="float" office:value="891191" calcext:value-type="float">
            <text:p>891191</text:p>
          </table:table-cell>
          <table:table-cell office:value-type="float" office:value="422692" calcext:value-type="float">
            <text:p>422692</text:p>
          </table:table-cell>
          <table:table-cell office:value-type="float" office:value="377339" calcext:value-type="float">
            <text:p>377339</text:p>
          </table:table-cell>
          <table:table-cell table:style-name="ce4" table:formula="of:=(1 - [.F11]/[.C11])" office:value-type="percentage" office:value="0.0198219089138298" calcext:value-type="percentage">
            <text:p>1.98%</text:p>
          </table:table-cell>
          <table:table-cell table:style-name="ce4" table:formula="of:=1-[.G11]/[.D11]" office:value-type="percentage" office:value="0.0141474680865517" calcext:value-type="percentage">
            <text:p>1.41%</text:p>
          </table:table-cell>
          <table:table-cell office:value-type="float" office:value="910633" calcext:value-type="float">
            <text:p>910633</text:p>
          </table:table-cell>
          <table:table-cell office:value-type="float" office:value="399425" calcext:value-type="float">
            <text:p>399425</text:p>
          </table:table-cell>
          <table:table-cell office:value-type="float" office:value="358323" calcext:value-type="float">
            <text:p>358323</text:p>
          </table:table-cell>
          <table:table-cell table:style-name="ce4" table:formula="of:=1 - [.K11]/[.C11]" office:value-type="percentage" office:value="0.0737756237825805" calcext:value-type="percentage">
            <text:p>7.38%</text:p>
          </table:table-cell>
          <table:table-cell table:style-name="ce4" table:formula="of:=1 - [.L11]/[.D11]" office:value-type="percentage" office:value="0.0638295092931752" calcext:value-type="percentage">
            <text:p>6.38%</text:p>
          </table:table-cell>
          <table:table-cell office:value-type="float" office:value="332700" calcext:value-type="float">
            <text:p>332700</text:p>
          </table:table-cell>
          <table:table-cell office:value-type="float" office:value="123559" calcext:value-type="float">
            <text:p>123559</text:p>
          </table:table-cell>
          <table:table-cell office:value-type="float" office:value="111506" calcext:value-type="float">
            <text:p>111506</text:p>
          </table:table-cell>
          <table:table-cell table:style-name="ce4" table:formula="of:=1- [.P11]/[.C11]" office:value-type="percentage" office:value="0.713479732863371" calcext:value-type="percentage">
            <text:p>71.35%</text:p>
          </table:table-cell>
          <table:table-cell table:style-name="ce4" table:formula="of:= 1 - [.Q11]/[.D11]" office:value-type="percentage" office:value="0.708674501115599" calcext:value-type="percentage">
            <text:p>70.87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36:</text:p>
          </table:table-cell>
          <table:table-cell office:value-type="float" office:value="939253" calcext:value-type="float">
            <text:p>939253</text:p>
          </table:table-cell>
          <table:table-cell office:value-type="float" office:value="443858" calcext:value-type="float">
            <text:p>443858</text:p>
          </table:table-cell>
          <table:table-cell office:value-type="float" office:value="394275" calcext:value-type="float">
            <text:p>394275</text:p>
          </table:table-cell>
          <table:table-cell office:value-type="float" office:value="920766" calcext:value-type="float">
            <text:p>920766</text:p>
          </table:table-cell>
          <table:table-cell office:value-type="float" office:value="435422" calcext:value-type="float">
            <text:p>435422</text:p>
          </table:table-cell>
          <table:table-cell office:value-type="float" office:value="388946" calcext:value-type="float">
            <text:p>388946</text:p>
          </table:table-cell>
          <table:table-cell table:style-name="ce4" table:formula="of:=(1 - [.F12]/[.C12])" office:value-type="percentage" office:value="0.019006078520608" calcext:value-type="percentage">
            <text:p>1.90%</text:p>
          </table:table-cell>
          <table:table-cell table:style-name="ce4" table:formula="of:=1-[.G12]/[.D12]" office:value-type="percentage" office:value="0.0135159469913132" calcext:value-type="percentage">
            <text:p>1.35%</text:p>
          </table:table-cell>
          <table:table-cell office:value-type="float" office:value="939253" calcext:value-type="float">
            <text:p>939253</text:p>
          </table:table-cell>
          <table:table-cell office:value-type="float" office:value="411934" calcext:value-type="float">
            <text:p>411934</text:p>
          </table:table-cell>
          <table:table-cell office:value-type="float" office:value="369793" calcext:value-type="float">
            <text:p>369793</text:p>
          </table:table-cell>
          <table:table-cell table:style-name="ce4" table:formula="of:=1 - [.K12]/[.C12]" office:value-type="percentage" office:value="0.071923903590788" calcext:value-type="percentage">
            <text:p>7.19%</text:p>
          </table:table-cell>
          <table:table-cell table:style-name="ce4" table:formula="of:=1 - [.L12]/[.D12]" office:value-type="percentage" office:value="0.0620937163147549" calcext:value-type="percentage">
            <text:p>6.21%</text:p>
          </table:table-cell>
          <table:table-cell office:value-type="float" office:value="368448" calcext:value-type="float">
            <text:p>368448</text:p>
          </table:table-cell>
          <table:table-cell office:value-type="float" office:value="138462" calcext:value-type="float">
            <text:p>138462</text:p>
          </table:table-cell>
          <table:table-cell office:value-type="float" office:value="125323" calcext:value-type="float">
            <text:p>125323</text:p>
          </table:table-cell>
          <table:table-cell table:style-name="ce4" table:formula="of:=1- [.P12]/[.C12]" office:value-type="percentage" office:value="0.688048880497817" calcext:value-type="percentage">
            <text:p>68.80%</text:p>
          </table:table-cell>
          <table:table-cell table:style-name="ce4" table:formula="of:= 1 - [.Q12]/[.D12]" office:value-type="percentage" office:value="0.682143174180458" calcext:value-type="percentage">
            <text:p>68.21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42:</text:p>
          </table:table-cell>
          <table:table-cell office:value-type="float" office:value="960275" calcext:value-type="float">
            <text:p>960275</text:p>
          </table:table-cell>
          <table:table-cell office:value-type="float" office:value="454849" calcext:value-type="float">
            <text:p>454849</text:p>
          </table:table-cell>
          <table:table-cell office:value-type="float" office:value="404386" calcext:value-type="float">
            <text:p>404386</text:p>
          </table:table-cell>
          <table:table-cell office:value-type="float" office:value="942551" calcext:value-type="float">
            <text:p>942551</text:p>
          </table:table-cell>
          <table:table-cell office:value-type="float" office:value="446515" calcext:value-type="float">
            <text:p>446515</text:p>
          </table:table-cell>
          <table:table-cell office:value-type="float" office:value="399118" calcext:value-type="float">
            <text:p>399118</text:p>
          </table:table-cell>
          <table:table-cell table:style-name="ce4" table:formula="of:=(1 - [.F13]/[.C13])" office:value-type="percentage" office:value="0.0183225641916328" calcext:value-type="percentage">
            <text:p>1.83%</text:p>
          </table:table-cell>
          <table:table-cell table:style-name="ce4" table:formula="of:=1-[.G13]/[.D13]" office:value-type="percentage" office:value="0.013027157221071" calcext:value-type="percentage">
            <text:p>1.30%</text:p>
          </table:table-cell>
          <table:table-cell office:value-type="float" office:value="960275" calcext:value-type="float">
            <text:p>960275</text:p>
          </table:table-cell>
          <table:table-cell office:value-type="float" office:value="422841" calcext:value-type="float">
            <text:p>422841</text:p>
          </table:table-cell>
          <table:table-cell office:value-type="float" office:value="379859" calcext:value-type="float">
            <text:p>379859</text:p>
          </table:table-cell>
          <table:table-cell table:style-name="ce4" table:formula="of:=1 - [.K13]/[.C13]" office:value-type="percentage" office:value="0.0703706065089733" calcext:value-type="percentage">
            <text:p>7.04%</text:p>
          </table:table-cell>
          <table:table-cell table:style-name="ce4" table:formula="of:=1 - [.L13]/[.D13]" office:value-type="percentage" office:value="0.0606524459303734" calcext:value-type="percentage">
            <text:p>6.07%</text:p>
          </table:table-cell>
          <table:table-cell office:value-type="float" office:value="393831" calcext:value-type="float">
            <text:p>393831</text:p>
          </table:table-cell>
          <table:table-cell office:value-type="float" office:value="150585" calcext:value-type="float">
            <text:p>150585</text:p>
          </table:table-cell>
          <table:table-cell office:value-type="float" office:value="136572" calcext:value-type="float">
            <text:p>136572</text:p>
          </table:table-cell>
          <table:table-cell table:style-name="ce4" table:formula="of:=1- [.P13]/[.C13]" office:value-type="percentage" office:value="0.668934085817491" calcext:value-type="percentage">
            <text:p>66.89%</text:p>
          </table:table-cell>
          <table:table-cell table:style-name="ce4" table:formula="of:= 1 - [.Q13]/[.D13]" office:value-type="percentage" office:value="0.662273174640072" calcext:value-type="percentage">
            <text:p>66.23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48:</text:p>
          </table:table-cell>
          <table:table-cell office:value-type="float" office:value="975973" calcext:value-type="float">
            <text:p>975973</text:p>
          </table:table-cell>
          <table:table-cell office:value-type="float" office:value="464677" calcext:value-type="float">
            <text:p>464677</text:p>
          </table:table-cell>
          <table:table-cell office:value-type="float" office:value="413475" calcext:value-type="float">
            <text:p>413475</text:p>
          </table:table-cell>
          <table:table-cell office:value-type="float" office:value="958861" calcext:value-type="float">
            <text:p>958861</text:p>
          </table:table-cell>
          <table:table-cell office:value-type="float" office:value="456444" calcext:value-type="float">
            <text:p>456444</text:p>
          </table:table-cell>
          <table:table-cell office:value-type="float" office:value="408258" calcext:value-type="float">
            <text:p>408258</text:p>
          </table:table-cell>
          <table:table-cell table:style-name="ce4" table:formula="of:=(1 - [.F14]/[.C14])" office:value-type="percentage" office:value="0.0177176834661497" calcext:value-type="percentage">
            <text:p>1.77%</text:p>
          </table:table-cell>
          <table:table-cell table:style-name="ce4" table:formula="of:=1-[.G14]/[.D14]" office:value-type="percentage" office:value="0.0126174496644296" calcext:value-type="percentage">
            <text:p>1.26%</text:p>
          </table:table-cell>
          <table:table-cell office:value-type="float" office:value="975973" calcext:value-type="float">
            <text:p>975973</text:p>
          </table:table-cell>
          <table:table-cell office:value-type="float" office:value="432615" calcext:value-type="float">
            <text:p>432615</text:p>
          </table:table-cell>
          <table:table-cell office:value-type="float" office:value="388898" calcext:value-type="float">
            <text:p>388898</text:p>
          </table:table-cell>
          <table:table-cell table:style-name="ce4" table:formula="of:=1 - [.K14]/[.C14]" office:value-type="percentage" office:value="0.0689984656008367" calcext:value-type="percentage">
            <text:p>6.90%</text:p>
          </table:table-cell>
          <table:table-cell table:style-name="ce4" table:formula="of:=1 - [.L14]/[.D14]" office:value-type="percentage" office:value="0.0594401112521918" calcext:value-type="percentage">
            <text:p>5.94%</text:p>
          </table:table-cell>
          <table:table-cell office:value-type="float" office:value="411732" calcext:value-type="float">
            <text:p>411732</text:p>
          </table:table-cell>
          <table:table-cell office:value-type="float" office:value="160633" calcext:value-type="float">
            <text:p>160633</text:p>
          </table:table-cell>
          <table:table-cell office:value-type="float" office:value="145890" calcext:value-type="float">
            <text:p>145890</text:p>
          </table:table-cell>
          <table:table-cell table:style-name="ce4" table:formula="of:=1- [.P14]/[.C14]" office:value-type="percentage" office:value="0.654312565502489" calcext:value-type="percentage">
            <text:p>65.43%</text:p>
          </table:table-cell>
          <table:table-cell table:style-name="ce4" table:formula="of:= 1 - [.Q14]/[.D14]" office:value-type="percentage" office:value="0.647161255214946" calcext:value-type="percentage">
            <text:p>64.72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54:</text:p>
          </table:table-cell>
          <table:table-cell office:value-type="float" office:value="1004413" calcext:value-type="float">
            <text:p>1004413</text:p>
          </table:table-cell>
          <table:table-cell office:value-type="float" office:value="476716" calcext:value-type="float">
            <text:p>476716</text:p>
          </table:table-cell>
          <table:table-cell office:value-type="float" office:value="424716" calcext:value-type="float">
            <text:p>424716</text:p>
          </table:table-cell>
          <table:table-cell office:value-type="float" office:value="987933" calcext:value-type="float">
            <text:p>987933</text:p>
          </table:table-cell>
          <table:table-cell office:value-type="float" office:value="468623" calcext:value-type="float">
            <text:p>468623</text:p>
          </table:table-cell>
          <table:table-cell office:value-type="float" office:value="419557" calcext:value-type="float">
            <text:p>419557</text:p>
          </table:table-cell>
          <table:table-cell table:style-name="ce4" table:formula="of:=(1 - [.F15]/[.C15])" office:value-type="percentage" office:value="0.0169765646632376" calcext:value-type="percentage">
            <text:p>1.70%</text:p>
          </table:table-cell>
          <table:table-cell table:style-name="ce4" table:formula="of:=1-[.G15]/[.D15]" office:value-type="percentage" office:value="0.0121469405437987" calcext:value-type="percentage">
            <text:p>1.21%</text:p>
          </table:table-cell>
          <table:table-cell office:value-type="float" office:value="1004413" calcext:value-type="float">
            <text:p>1004413</text:p>
          </table:table-cell>
          <table:table-cell office:value-type="float" office:value="444552" calcext:value-type="float">
            <text:p>444552</text:p>
          </table:table-cell>
          <table:table-cell office:value-type="float" office:value="400078" calcext:value-type="float">
            <text:p>400078</text:p>
          </table:table-cell>
          <table:table-cell table:style-name="ce4" table:formula="of:=1 - [.K15]/[.C15]" office:value-type="percentage" office:value="0.067469940174024" calcext:value-type="percentage">
            <text:p>6.75%</text:p>
          </table:table-cell>
          <table:table-cell table:style-name="ce4" table:formula="of:=1 - [.L15]/[.D15]" office:value-type="percentage" office:value="0.0580105293890506" calcext:value-type="percentage">
            <text:p>5.80%</text:p>
          </table:table-cell>
          <table:table-cell office:value-type="float" office:value="448264" calcext:value-type="float">
            <text:p>448264</text:p>
          </table:table-cell>
          <table:table-cell office:value-type="float" office:value="175770" calcext:value-type="float">
            <text:p>175770</text:p>
          </table:table-cell>
          <table:table-cell office:value-type="float" office:value="160096" calcext:value-type="float">
            <text:p>160096</text:p>
          </table:table-cell>
          <table:table-cell table:style-name="ce4" table:formula="of:=1- [.P15]/[.C15]" office:value-type="percentage" office:value="0.631289908457027" calcext:value-type="percentage">
            <text:p>63.13%</text:p>
          </table:table-cell>
          <table:table-cell table:style-name="ce4" table:formula="of:= 1 - [.Q15]/[.D15]" office:value-type="percentage" office:value="0.623051639213027" calcext:value-type="percentage">
            <text:p>62.31%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60:</text:p>
          </table:table-cell>
          <table:table-cell office:value-type="float" office:value="1028077" calcext:value-type="float">
            <text:p>1028077</text:p>
          </table:table-cell>
          <table:table-cell office:value-type="float" office:value="487755" calcext:value-type="float">
            <text:p>487755</text:p>
          </table:table-cell>
          <table:table-cell office:value-type="float" office:value="435082" calcext:value-type="float">
            <text:p>435082</text:p>
          </table:table-cell>
          <table:table-cell office:value-type="float" office:value="1012143" calcext:value-type="float">
            <text:p>1012143</text:p>
          </table:table-cell>
          <table:table-cell office:value-type="float" office:value="479782" calcext:value-type="float">
            <text:p>479782</text:p>
          </table:table-cell>
          <table:table-cell office:value-type="float" office:value="429938" calcext:value-type="float">
            <text:p>429938</text:p>
          </table:table-cell>
          <table:table-cell table:style-name="ce4" table:formula="of:=(1 - [.F16]/[.C16])" office:value-type="percentage" office:value="0.0163463214113643" calcext:value-type="percentage">
            <text:p>1.63%</text:p>
          </table:table-cell>
          <table:table-cell table:style-name="ce4" table:formula="of:=1-[.G16]/[.D16]" office:value-type="percentage" office:value="0.0118230586418192" calcext:value-type="percentage">
            <text:p>1.18%</text:p>
          </table:table-cell>
          <table:table-cell office:value-type="float" office:value="1028077" calcext:value-type="float">
            <text:p>1028077</text:p>
          </table:table-cell>
          <table:table-cell office:value-type="float" office:value="455497" calcext:value-type="float">
            <text:p>455497</text:p>
          </table:table-cell>
          <table:table-cell office:value-type="float" office:value="410392" calcext:value-type="float">
            <text:p>410392</text:p>
          </table:table-cell>
          <table:table-cell table:style-name="ce4" table:formula="of:=1 - [.K16]/[.C16]" office:value-type="percentage" office:value="0.0661356623714775" calcext:value-type="percentage">
            <text:p>6.61%</text:p>
          </table:table-cell>
          <table:table-cell table:style-name="ce4" table:formula="of:=1 - [.L16]/[.D16]" office:value-type="percentage" office:value="0.0567479233799606" calcext:value-type="percentage">
            <text:p>5.67%</text:p>
          </table:table-cell>
          <table:table-cell office:value-type="float" office:value="478155" calcext:value-type="float">
            <text:p>478155</text:p>
          </table:table-cell>
          <table:table-cell office:value-type="float" office:value="189174" calcext:value-type="float">
            <text:p>189174</text:p>
          </table:table-cell>
          <table:table-cell office:value-type="float" office:value="172659" calcext:value-type="float">
            <text:p>172659</text:p>
          </table:table-cell>
          <table:table-cell table:style-name="ce4" table:formula="of:=1- [.P16]/[.C16]" office:value-type="percentage" office:value="0.612153642709967" calcext:value-type="percentage">
            <text:p>61.22%</text:p>
          </table:table-cell>
          <table:table-cell table:style-name="ce4" table:formula="of:= 1 - [.Q16]/[.D16]" office:value-type="percentage" office:value="0.603157565700259" calcext:value-type="percentage">
            <text:p>60.32%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66:</text:p>
          </table:table-cell>
          <table:table-cell office:value-type="float" office:value="1045125" calcext:value-type="float">
            <text:p>1045125</text:p>
          </table:table-cell>
          <table:table-cell office:value-type="float" office:value="497502" calcext:value-type="float">
            <text:p>497502</text:p>
          </table:table-cell>
          <table:table-cell office:value-type="float" office:value="444260" calcext:value-type="float">
            <text:p>444260</text:p>
          </table:table-cell>
          <table:table-cell office:value-type="float" office:value="1029658" calcext:value-type="float">
            <text:p>1029658</text:p>
          </table:table-cell>
          <table:table-cell office:value-type="float" office:value="489644" calcext:value-type="float">
            <text:p>489644</text:p>
          </table:table-cell>
          <table:table-cell office:value-type="float" office:value="439147" calcext:value-type="float">
            <text:p>439147</text:p>
          </table:table-cell>
          <table:table-cell table:style-name="ce4" table:formula="of:=(1 - [.F17]/[.C17])" office:value-type="percentage" office:value="0.0157949113772407" calcext:value-type="percentage">
            <text:p>1.58%</text:p>
          </table:table-cell>
          <table:table-cell table:style-name="ce4" table:formula="of:=1-[.G17]/[.D17]" office:value-type="percentage" office:value="0.011509026245892" calcext:value-type="percentage">
            <text:p>1.15%</text:p>
          </table:table-cell>
          <table:table-cell table:style-name="ce6" office:value-type="float" office:value="1045125" calcext:value-type="float">
            <text:p>1045125</text:p>
          </table:table-cell>
          <table:table-cell table:style-name="ce6" office:value-type="float" office:value="465173" calcext:value-type="float">
            <text:p>465173</text:p>
          </table:table-cell>
          <table:table-cell office:value-type="float" office:value="419527" calcext:value-type="float">
            <text:p>419527</text:p>
          </table:table-cell>
          <table:table-cell table:style-name="ce4" table:formula="of:=1 - [.K17]/[.C17]" office:value-type="percentage" office:value="0.064982653336067" calcext:value-type="percentage">
            <text:p>6.50%</text:p>
          </table:table-cell>
          <table:table-cell table:style-name="ce4" table:formula="of:=1 - [.L17]/[.D17]" office:value-type="percentage" office:value="0.0556723540269212" calcext:value-type="percentage">
            <text:p>5.57%</text:p>
          </table:table-cell>
          <table:table-cell office:value-type="float" office:value="498733" calcext:value-type="float">
            <text:p>498733</text:p>
          </table:table-cell>
          <table:table-cell office:value-type="float" office:value="200031" calcext:value-type="float">
            <text:p>200031</text:p>
          </table:table-cell>
          <table:table-cell office:value-type="float" office:value="182827" calcext:value-type="float">
            <text:p>182827</text:p>
          </table:table-cell>
          <table:table-cell table:style-name="ce4" table:formula="of:=1- [.P17]/[.C17]" office:value-type="percentage" office:value="0.597929254555761" calcext:value-type="percentage">
            <text:p>59.79%</text:p>
          </table:table-cell>
          <table:table-cell table:style-name="ce4" table:formula="of:= 1 - [.Q17]/[.D17]" office:value-type="percentage" office:value="0.588468464412731" calcext:value-type="percentage">
            <text:p>58.85%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72:</text:p>
          </table:table-cell>
          <table:table-cell office:value-type="float" office:value="1057658" calcext:value-type="float">
            <text:p>1057658</text:p>
          </table:table-cell>
          <table:table-cell office:value-type="float" office:value="506421" calcext:value-type="float">
            <text:p>506421</text:p>
          </table:table-cell>
          <table:table-cell office:value-type="float" office:value="452703" calcext:value-type="float">
            <text:p>452703</text:p>
          </table:table-cell>
          <table:table-cell office:value-type="float" office:value="1042638" calcext:value-type="float">
            <text:p>1042638</text:p>
          </table:table-cell>
          <table:table-cell office:value-type="float" office:value="498672" calcext:value-type="float">
            <text:p>498672</text:p>
          </table:table-cell>
          <table:table-cell office:value-type="float" office:value="447617" calcext:value-type="float">
            <text:p>447617</text:p>
          </table:table-cell>
          <table:table-cell table:style-name="ce4" table:formula="of:=(1 - [.F18]/[.C18])" office:value-type="percentage" office:value="0.0153014981606213" calcext:value-type="percentage">
            <text:p>1.53%</text:p>
          </table:table-cell>
          <table:table-cell table:style-name="ce4" table:formula="of:=1-[.G18]/[.D18]" office:value-type="percentage" office:value="0.0112347388906192" calcext:value-type="percentage">
            <text:p>1.12%</text:p>
          </table:table-cell>
          <table:table-cell table:style-name="ce6" office:value-type="float" office:value="1057658" calcext:value-type="float">
            <text:p>1057658</text:p>
          </table:table-cell>
          <table:table-cell table:style-name="ce6" office:value-type="float" office:value="474035" calcext:value-type="float">
            <text:p>474035</text:p>
          </table:table-cell>
          <table:table-cell table:style-name="ce6" office:value-type="float" office:value="427934" calcext:value-type="float">
            <text:p>427934</text:p>
          </table:table-cell>
          <table:table-cell table:style-name="ce4" table:formula="of:=1 - [.K18]/[.C18]" office:value-type="percentage" office:value="0.0639507445386348" calcext:value-type="percentage">
            <text:p>6.40%</text:p>
          </table:table-cell>
          <table:table-cell table:style-name="ce4" table:formula="of:=1 - [.L18]/[.D18]" office:value-type="percentage" office:value="0.0547135760089948" calcext:value-type="percentage">
            <text:p>5.47%</text:p>
          </table:table-cell>
          <table:table-cell office:value-type="float" office:value="512791" calcext:value-type="float">
            <text:p>512791</text:p>
          </table:table-cell>
          <table:table-cell office:value-type="float" office:value="209133" calcext:value-type="float">
            <text:p>209133</text:p>
          </table:table-cell>
          <table:table-cell office:value-type="float" office:value="191381" calcext:value-type="float">
            <text:p>191381</text:p>
          </table:table-cell>
          <table:table-cell table:style-name="ce4" table:formula="of:=1- [.P18]/[.C18]" office:value-type="percentage" office:value="0.587037267411896" calcext:value-type="percentage">
            <text:p>58.70%</text:p>
          </table:table-cell>
          <table:table-cell table:style-name="ce4" table:formula="of:= 1 - [.Q18]/[.D18]" office:value-type="percentage" office:value="0.577248217926543" calcext:value-type="percentage">
            <text:p>57.72%</text:p>
          </table:table-cell>
          <table:table-cell table:number-columns-repeated="100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9:37:06.6366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8:43:48.837553000</meta:creation-date>
    <dc:date>2017-02-23T19:45:16.837049000</dc:date>
    <meta:editing-duration>PT1H1M24S</meta:editing-duration>
    <meta:editing-cycles>8</meta:editing-cycles>
    <meta:generator>LibreOffice/5.0.2.2$MacOSX_X86_64 LibreOffice_project/37b43f919e4de5eeaca9b9755ed688758a8251fe</meta:generator>
    <meta:document-statistic meta:table-count="1" meta:cell-count="342" meta:object-count="0"/>
  </office:meta>
</office:document-meta>
</file>